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10000000109F2B26CD.png" manifest:media-type=""/>
  <manifest:file-entry manifest:full-path="Pictures/1000020000000010000000101062DC3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fo:background-color="#ff0000" style:font-weight-asian="bold"/>
    </style:style>
    <style:style style:name="P3" style:family="paragraph" style:parent-style-name="Standard">
      <style:text-properties fo:background-color="#ff0000"/>
    </style:style>
    <style:style style:name="P4" style:family="paragraph" style:parent-style-name="Standard">
      <style:text-properties officeooo:paragraph-rsid="00067dad"/>
    </style:style>
    <style:style style:name="P5" style:family="paragraph" style:parent-style-name="Standard">
      <style:paragraph-properties fo:margin-top="0cm" fo:margin-bottom="0cm" style:contextual-spacing="false" fo:line-height="100%"/>
    </style:style>
    <style:style style:name="P6" style:family="paragraph" style:parent-style-name="Standard">
      <style:paragraph-properties fo:margin-top="0cm" fo:margin-bottom="0cm" style:contextual-spacing="false" fo:line-height="100%"/>
      <style:text-properties fo:color="#000000" style:font-name="Calibri" style:font-name-asian="Times New Roman" style:language-asian="fr" style:country-asian="FR" style:font-name-complex="Times New Roman"/>
    </style:style>
    <style:style style:name="P7" style:family="paragraph" style:parent-style-name="Standard">
      <style:paragraph-properties fo:margin-top="0cm" fo:margin-bottom="0cm" style:contextual-spacing="false" fo:line-height="100%"/>
      <style:text-properties fo:color="#000000" style:font-name="Calibri" fo:font-size="12pt" fo:font-weight="bold" style:font-name-asian="Times New Roman" style:font-size-asian="12pt" style:language-asian="fr" style:country-asian="FR" style:font-weight-asian="bold" style:font-name-complex="Times New Roman" style:font-size-complex="12pt" style:font-weight-complex="bold"/>
    </style:style>
    <style:style style:name="P8" style:family="paragraph" style:parent-style-name="Standard" style:master-page-name="Standard">
      <style:paragraph-properties fo:text-align="center" style:justify-single-word="false" style:page-number="auto"/>
      <style:text-properties fo:font-size="20pt" style:font-size-asian="20pt" style:font-size-complex="20pt"/>
    </style:style>
    <style:style style:name="P9" style:family="paragraph" style:parent-style-name="Standard">
      <style:text-properties style:text-line-through-style="solid"/>
    </style:style>
    <style:style style:name="P10" style:family="paragraph" style:parent-style-name="Standard">
      <style:text-properties style:text-line-through-style="solid" fo:font-weight="bold" style:font-weight-asian="bold"/>
    </style:style>
    <style:style style:name="P11" style:family="paragraph" style:parent-style-name="Standard">
      <style:text-properties style:text-line-through-style="solid" officeooo:paragraph-rsid="00098b95" fo:background-color="#ffff00"/>
    </style:style>
    <style:style style:name="P12" style:family="paragraph" style:parent-style-name="Standard">
      <style:text-properties officeooo:paragraph-rsid="00067dad" fo:background-color="#ff0000"/>
    </style:style>
    <style:style style:name="P13" style:family="paragraph" style:parent-style-name="Standard">
      <style:text-properties fo:font-weight="bold" style:font-weight-asian="bold"/>
    </style:style>
    <style:style style:name="P14" style:family="paragraph" style:parent-style-name="Standard">
      <style:text-properties style:text-line-through-style="none" fo:background-color="#ffff00"/>
    </style:style>
    <style:style style:name="P15" style:family="paragraph">
      <style:paragraph-properties fo:text-align="start"/>
      <style:text-properties fo:font-size="18pt"/>
    </style:style>
    <style:style style:name="T1" style:family="text">
      <style:text-properties style:text-line-through-style="solid"/>
    </style:style>
    <style:style style:name="T2" style:family="text">
      <style:text-properties fo:font-weight="bold" style:font-weight-asian="bold"/>
    </style:style>
    <style:style style:name="T3" style:family="text">
      <style:text-properties fo:font-weight="bold" fo:background-color="#ffff00" style:font-weight-asian="bold"/>
    </style:style>
    <style:style style:name="T4" style:family="text">
      <style:text-properties fo:background-color="#ff0000"/>
    </style:style>
    <style:style style:name="T5" style:family="text">
      <style:text-properties fo:color="#0000ff" style:font-name="Calibri" style:text-underline-style="solid" style:text-underline-width="auto" style:text-underline-color="font-color" style:font-name-asian="Times New Roman" style:language-asian="fr" style:country-asian="FR" style:font-name-complex="Times New Roman"/>
    </style:style>
    <style:style style:name="T6" style:family="text">
      <style:text-properties fo:background-color="#ffff00"/>
    </style:style>
    <style:style style:name="T7" style:family="text">
      <style:text-properties officeooo:rsid="00098b95"/>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 draw:style-name="gr1" draw:text-style-name="P15" svg:width="0.422cm" svg:height="0.422cm" svg:x="0cm" svg:y="0cm">
        <draw:image xlink:href="Pictures/1000020000000010000000109F2B26CD.png" xlink:type="simple" xlink:show="embed" xlink:actuate="onLoad">
          <text:p/>
        </draw:image>
      </draw:frame>
      <draw:frame text:anchor-type="page" text:anchor-page-number="1" draw:z-index="1" draw:name="Picture 3" draw:style-name="gr1" draw:text-style-name="P15" svg:width="0.422cm" svg:height="0.422cm" svg:x="0cm" svg:y="0cm">
        <draw:image xlink:href="Pictures/1000020000000010000000101062DC3F.png" xlink:type="simple" xlink:show="embed" xlink:actuate="onLoad">
          <text:p/>
        </draw:image>
      </draw:frame>
      <text:p text:style-name="P8">CORRECTON YOUBOAT ANDROID</text:p>
      <text:p text:style-name="P10"/>
      <text:p text:style-name="Standard">4] LISTING ANNONCE</text:p>
      <text:p text:style-name="P3">Tri : Rajouter le Prix par longueur ! le reste impec !</text:p>
      <text:p text:style-name="P4">5] DETAIL</text:p>
      <text:p text:style-name="P12"><text:line-break/>Possibilité de rajouter une ligne de footer (une autre couleur ?) pour mettre un accès direct à la page du client (sa page dans l’annuaire), et un onglet pour partager l’annonce sur les réseaux sociaux (L’idéal, FB, TW et G+) <text:s/>(vous avez l’URL de l’annonce version PC dans le webservice de détail de l’annonce)</text:p>
      <text:p text:style-name="P11"><text:span text:style-name="T7">Rajouter le prix en haut !</text:span></text:p>
      <text:p text:style-name="Standard">Cf capture ecran :</text:p>
      <text:p text:style-name="P1"/>
      <text:p text:style-name="P2">FLO POUR KEVIN : Afficher APartirDe dans l’annonce, si elle existe (Annonce.getApartirDe() )</text:p>
      <text:p text:style-name="P1"/>
      <text:p text:style-name="P1">6] VENDRE</text:p>
      <text:p text:style-name="Standard">Modifier la présentation comme fourni dans le pack ! Je vous donner le PSD si ca peut vous aider ! et l’image de fond séparement ! Il faut respecter le texte.</text:p>
      <text:p text:style-name="P9"/>
      <text:p text:style-name="Standard">Bon après j’ai été un peu vite en besogne g copié collé le doc pour iOS…<text:line-break/>Il manque des élements important dans les formulaires :</text:p>
      <text:p text:style-name="Standard">BATEAU : Rajouter dans caratéristiques « Nombre de Cabines », « Nombre de couchages », « Nombre de Salle de Bains »<text:line-break/>avec les paramètres respectifs « nbcab », « nbcouch », « nbsdb » qui prend un Integer entier uniquement. Ensuite dans la liste des marques / Modèles vous affichez le webservice avec le parametre « wa » activé, ce coup ci il ne faut pas, car on doit laisser le choix de toutes les marques et modèles existantes, il faut donc supprimer ce paramètre dans l’appel du webservice, idem pour les marques moteurs.<text:line-break/><text:line-break/>MOTEUR : Y a une couille avec Marque/Modèle. Pour Moteurs, on choisit dans une liste uniquement la marque du moteur, Le modèle on le tape à la main séparement. Ensuite la puissance du moteur est obligatoire mais l’énergie lool. Si on peut rajouter dans caractéristiques « nombre d’ heures », avec le paramètre « nbhrmot »</text:p>
      <text:p text:style-name="Standard"/>
      <text:p text:style-name="Standard"><text:soft-page-break/>COORDONNEES : Rajouter la caractéristiques « ville » avec le nom de paramètre « ville ». Ensuite Renommer « Pays » <text:s/>Par « Département ou Pays », Le téléphone est en fait obligatoire .</text:p>
      <text:p text:style-name="Standard">Bon par contre, une fois validé ca donne rien du tout dans ma base de données ! Aucun client crée ni contrat ni annonce. La va falloir trouver le hic, vous avez aucun retour vous de votre coté dans la console, aucune message d’erreur ? Pour rappel tout doit etre envoyé en POST et non en GET, en précisant bien le « hash » et non « kh » et un « aleaNumber » unique</text:p>
      <text:p text:style-name="Standard"/>
      <text:p text:style-name="Standard"><text:span text:style-name="T2">7] BOAT ON DEMAND</text:span><text:bookmark-start text:name="_GoBack"/><text:span text:style-name="T1"><text:line-break/></text:span><text:bookmark-end text:name="_GoBack"/><text:span text:style-name="T4">Idem pour le listing des marques et modèles que le dépôt d’annonce (ne pas </text:span><text:span text:style-name="T4">utiliser le paramètre wa activé dans les webservice car sinon on ne peut choisir que les marques en annonce, or un internaute peut très bien recherche un bateau pas encore en annocne)</text:span></text:p>
      <text:p text:style-name="P3">Je valide et aucune trace d’insertion dans ma base de données, Idem dépôt d’annonce des retour d’erreur de votre coté ? Bien utiliser l’envoi ce coup ci en GET ? Je vous avais donné un exemple d’URL qui elle avait bien marché lors de mes test, vos URLS d’envoi ressemblent bien a celle-ci ?</text:p>
      <text:p text:style-name="P1">8] ANNUAIRE PRO</text:p>
      <text:p text:style-name="P3">9] LISTING CLIENT</text:p>
      <text:p text:style-name="P3">Mettre leur adresse postal et un téléphone, on a la place dans la ligne avec la taille du logo !</text:p>
      <text:p text:style-name="Standard">10] DETAIL CLIENT</text:p>
      <text:p text:style-name="Standard">Alors la je pige pas tout.</text:p>
      <text:p text:style-name="P3">Dès fois je tombe sur la description du client avec un pti logo Vendeur et un ptit logo Bateaux grisé. Et dès fois je tombe direct sur les annonces du clients et impossible de voir la description du client. La y a un couac ? Et puis quand sur ceux ou je vois la description, il manque l’info des horaires d’ouverture dispo dans le webservice. Par ailleurs, si je vais sur « ALL@BOAT LA ROCHELLE » je tombe direct sur ses annonces, mais aucune de ses annonces ne fonctionnent correctement (bug décrit dans la partie DETAIL)</text:p>
      <text:p text:style-name="Standard"><text:s/></text:p>
      <text:p text:style-name="Standard">11] MES ALERTES</text:p>
      <text:p text:style-name="P14">Même problème que listing, ca me met un message d’erreur comme quoi l’insertion n’a pas marché et rien dans mes alertes après alors que ce coup ci dans la base mysql je vois bien exactement l’alerte que j’ai inséré.</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meta:initial-creator>
    <meta:editing-cycles>22</meta:editing-cycles>
    <meta:creation-date>2013-11-30T15:30:00</meta:creation-date>
    <dc:date>2013-12-01T01:55:51</dc:date>
    <meta:editing-duration>PT47M14S</meta:editing-duration>
    <meta:generator>LibreOffice/4.0.4.2$MacOSX_x86 LibreOffice_project/9e9821abd0ffdbc09cd8c52eaa574fa09eb08f2</meta:generator>
    <meta:document-statistic meta:table-count="0" meta:image-count="0" meta:object-count="0" meta:page-count="2" meta:paragraph-count="25" meta:word-count="692" meta:character-count="3729" meta:non-whitespace-character-count="30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